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views</text:p>
          </table:table-cell>
          <table:table-cell table:style-name="ce1" office:value-type="string">
            <text:p>downloads</text:p>
          </table:table-cell>
          <table:table-cell>
            <draw:frame table:end-cell-address="Sheet1.H22" table:end-x="0.734cm" table:end-y="0.141cm" draw:z-index="0" draw:style-name="gr1" draw:text-style-name="P1" svg:width="8.921cm" svg:height="8.833cm" svg:x="0.845cm" svg:y="0.164cm">
              <draw:object draw:notify-on-update-of-ranges="Sheet1.A2:Sheet1.A13 Sheet1.B1:Sheet1.B1 Sheet1.B2:Sheet1.B13 Sheet1.C1:Sheet1.C1 Sheet1.C2:Sheet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016-09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2016-10</text:p>
          </table:table-cell>
          <table:table-cell office:value-type="float" office:value="382">
            <text:p>382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2016-11</text:p>
          </table:table-cell>
          <table:table-cell office:value-type="float" office:value="504">
            <text:p>504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2016-12</text:p>
          </table:table-cell>
          <table:table-cell office:value-type="float" office:value="469">
            <text:p>46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2017-01</text:p>
          </table:table-cell>
          <table:table-cell office:value-type="float" office:value="642">
            <text:p>642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2017-02</text:p>
          </table:table-cell>
          <table:table-cell office:value-type="float" office:value="712">
            <text:p>712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string">
            <text:p>2017-03</text:p>
          </table:table-cell>
          <table:table-cell office:value-type="float" office:value="678">
            <text:p>678</text:p>
          </table:table-cell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string">
            <text:p>2017-04</text:p>
          </table:table-cell>
          <table:table-cell office:value-type="float" office:value="984">
            <text:p>984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2017-05</text:p>
          </table:table-cell>
          <table:table-cell office:value-type="float" office:value="1817">
            <text:p>1817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2017-06</text:p>
          </table:table-cell>
          <table:table-cell office:value-type="float" office:value="1167">
            <text:p>1167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string">
            <text:p>2017-07</text:p>
          </table:table-cell>
          <table:table-cell office:value-type="float" office:value="1306">
            <text:p>1306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string">
            <text:p>2017-08</text:p>
          </table:table-cell>
          <table:table-cell office:value-type="float" office:value="1653">
            <text:p>1653</text:p>
          </table:table-cell>
          <table:table-cell office:value-type="float" office:value="111">
            <text:p>11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.44.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9-13T10:44:05</dc:date>
    <dc:creator>Silvio Peroni</dc:creator>
    <meta:editing-duration>PT16M22S</meta:editing-duration>
    <meta:editing-cycles>5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resolution="4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922cm" svg:height="8.834cm" xlink:href=".." xlink:type="simple" chart:class="chart:bar" chart:style-name="ch1">
        <chart:title svg:x="3.489cm" svg:y="0.311cm" chart:style-name="ch2">
          <text:p>Figshare</text:p>
        </chart:title>
        <chart:legend chart:legend-position="top" svg:x="2.634cm" svg:y="1.456cm" style:legend-expansion="wide" chart:style-name="ch3"/>
        <chart:plot-area chart:style-name="ch4" table:cell-range-address="Sheet1.A1:Sheet1.C13" chart:data-source-has-labels="both" svg:x="1.165cm" svg:y="2.403cm" svg:width="7.401cm" svg:height="5.298cm">
          <chartooo:coordinate-region svg:x="2.201cm" svg:y="2.601cm" svg:width="6.365cm" svg:height="3.557cm"/>
          <chart:axis chart:dimension="x" chart:name="primary-x" chart:style-name="ch5" chartooo:axis-type="auto">
            <chartooo:date-scale/>
            <chart:title svg:x="4.369cm" svg:y="7.877cm" chart:style-name="ch6">
              <text:p>month</text:p>
            </chart:title>
            <chart:categories table:cell-range-address="Sheet1.A2:Sheet1.A13"/>
          </chart:axis>
          <chart:axis chart:dimension="y" chart:name="primary-y" chart:style-name="ch7">
            <chart:title svg:x="0.451cm" svg:y="5.502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bar">
            <chart:data-point chart:repeated="12"/>
          </chart:series>
          <chart:series chart:style-name="ch11" chart:values-cell-range-address="Sheet1.C2:Sheet1.C13" chart:label-cell-address="Sheet1.C1:Sheet1.C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ews</text:p>
                <draw:g>
                  <svg:desc>Sheet1.B1:Sheet1.B1</svg:desc>
                </draw:g>
              </table:table-cell>
              <table:table-cell office:value-type="string">
                <text:p>downloa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9</text:p>
                <draw:g>
                  <svg:desc>Sheet1.A2:Sheet1.A13</svg:desc>
                </draw:g>
              </table:table-cell>
              <table:table-cell office:value-type="float" office:value="169">
                <text:p>169</text:p>
                <draw:g>
                  <svg:desc>Sheet1.B2:Sheet1.B13</svg:desc>
                </draw:g>
              </table:table-cell>
              <table:table-cell office:value-type="float" office:value="30">
                <text:p>30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382">
                <text:p>3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504">
                <text:p>5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469">
                <text:p>4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642">
                <text:p>6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712">
                <text:p>71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678">
                <text:p>678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4">
                <text:p>9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817">
                <text:p>18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167">
                <text:p>11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306">
                <text:p>13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653">
                <text:p>1653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